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ourier New" svg:font-family="'Courier New', Courier"/>
    <style:font-face style:name="sans-serif" svg:font-family="sans-serif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925in" style:rel-width="100%" table:align="left"/>
    </style:style>
    <style:style style:name="Table1.A" style:family="table-column">
      <style:table-column-properties style:column-width="3.2549in" style:rel-column-width="30804*"/>
    </style:style>
    <style:style style:name="Table1.B" style:family="table-column">
      <style:table-column-properties style:column-width="3.6701in" style:rel-column-width="34730*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0.7479in"/>
    </style:style>
    <style:style style:name="Table2.B" style:family="table-column">
      <style:table-column-properties style:column-width="6.1771in"/>
    </style:style>
    <style:style style:name="Table2.A1" style:family="table-cell">
      <style:table-cell-properties fo:padding="0in" fo:border="none"/>
    </style:style>
    <style:style style:name="Table2.B1" style:family="table-cell">
      <style:table-cell-properties fo:padding="0.0194in" fo:border="none"/>
    </style:style>
    <style:style style:name="P1" style:family="paragraph" style:parent-style-name="Heading_20_2">
      <style:paragraph-properties fo:margin-left="0in" fo:margin-right="0in" fo:orphans="2" fo:widows="2" fo:text-indent="0in" style:auto-text-indent="false"/>
      <style:text-properties fo:font-variant="normal" fo:text-transform="none" fo:color="#000000" style:font-name="sans-serif" fo:font-size="24pt" fo:letter-spacing="normal" fo:font-style="normal" fo:font-weight="normal"/>
    </style:style>
    <style:style style:name="P2" style:family="paragraph" style:parent-style-name="Heading_20_3">
      <style:paragraph-properties fo:margin-left="0in" fo:margin-right="0in" fo:orphans="2" fo:widows="2" fo:text-indent="0in" style:auto-text-indent="false"/>
      <style:text-properties fo:font-variant="normal" fo:text-transform="none" fo:color="#595959" style:font-name="sans-serif" fo:letter-spacing="normal" fo:font-style="normal" fo:font-weight="normal"/>
    </style:style>
    <style:style style:name="P3" style:family="paragraph" style:parent-style-name="Preformatted_20_Text">
      <style:text-properties style:font-name="sans-serif" fo:font-size="10pt"/>
    </style:style>
    <style:style style:name="P4" style:family="paragraph" style:parent-style-name="Preformatted_20_Text">
      <style:paragraph-properties fo:orphans="2" fo:widows="2"/>
      <style:text-properties fo:font-variant="normal" fo:text-transform="none" fo:color="#000000" fo:font-size="7.30000019073486pt" fo:letter-spacing="normal" fo:font-style="normal" fo:font-weight="normal"/>
    </style:style>
    <style:style style:name="P5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6" style:family="paragraph" style:parent-style-name="Preformatted_20_Text">
      <style:paragraph-properties fo:orphans="2" fo:widows="2"/>
    </style:style>
    <style:style style:name="P7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000000" fo:font-size="7.30000019073486pt" fo:letter-spacing="normal" fo:font-style="normal" fo:font-weight="normal"/>
    </style:style>
    <style:style style:name="P8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000000" fo:letter-spacing="normal"/>
    </style:style>
    <style:style style:name="P9" style:family="paragraph" style:parent-style-name="Preformatted_20_Text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000000" fo:font-size="7.30000019073486pt" fo:letter-spacing="normal" fo:font-style="normal" fo:font-weight="normal"/>
    </style:style>
    <style:style style:name="P10" style:family="paragraph" style:parent-style-name="Preformatted_20_Text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000000" fo:letter-spacing="normal"/>
    </style:style>
    <style:style style:name="P11" style:family="paragraph" style:parent-style-name="Preformatted_20_Text">
      <style:paragraph-properties fo:margin-top="0in" fo:margin-bottom="0.1965in" loext:contextual-spacing="false"/>
      <style:text-properties style:font-name="sans-serif" fo:font-size="10pt"/>
    </style:style>
    <style:style style:name="P12" style:family="paragraph" style:parent-style-name="Preformatted_20_Text">
      <style:paragraph-properties fo:margin-top="0in" fo:margin-bottom="0.1965in" loext:contextual-spacing="false" fo:orphans="2" fo:widows="2"/>
      <style:text-properties fo:font-variant="normal" fo:text-transform="none" fo:color="#000000" fo:letter-spacing="normal"/>
    </style:style>
    <style:style style:name="P13" style:family="paragraph" style:parent-style-name="Preformatted_20_Text">
      <style:paragraph-properties fo:margin-top="0in" fo:margin-bottom="0.1965in" loext:contextual-spacing="false" fo:orphans="2" fo:widows="2"/>
      <style:text-properties fo:font-variant="normal" fo:text-transform="none" fo:color="#000000" fo:font-size="7.30000019073486pt" fo:letter-spacing="normal" fo:font-style="normal" fo:font-weight="normal"/>
    </style:style>
    <style:style style:name="P14" style:family="paragraph" style:parent-style-name="Table_20_Contents">
      <style:text-properties style:font-name="sans-serif" fo:font-size="10pt"/>
    </style:style>
    <style:style style:name="P15" style:family="paragraph" style:parent-style-name="Table_20_Contents">
      <style:paragraph-properties fo:text-align="end" style:justify-single-word="false"/>
      <style:text-properties style:font-name="sans-serif" fo:font-size="10pt"/>
    </style:style>
    <style:style style:name="P16" style:family="paragraph" style:parent-style-name="Table_20_Contents">
      <style:paragraph-properties fo:margin-top="0in" fo:margin-bottom="0.0472in" loext:contextual-spacing="false"/>
    </style:style>
    <style:style style:name="P17" style:family="paragraph" style:parent-style-name="Text_20_body">
      <style:paragraph-properties fo:margin-left="0in" fo:margin-right="0in" fo:orphans="2" fo:widows="2" fo:text-indent="0in" style:auto-text-indent="false"/>
    </style:style>
    <style:style style:name="P18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sans-serif" fo:font-size="7.30000019073486pt" fo:letter-spacing="normal" fo:font-style="normal" fo:font-weight="normal"/>
    </style:style>
    <style:style style:name="P19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T1" style:family="text">
      <style:text-properties style:font-name="sans-serif" fo:font-size="10pt"/>
    </style:style>
    <style:style style:name="T2" style:family="text">
      <style:text-properties style:font-name="sans-serif" fo:font-size="10pt" style:font-name-asian="sans-serif" style:font-size-asian="10pt" style:font-name-complex="sans-serif" style:font-size-complex="10pt"/>
    </style:style>
    <style:style style:name="T3" style:family="text">
      <style:text-properties fo:font-size="7.30000019073486pt" fo:font-style="normal" fo:font-weight="normal"/>
    </style:style>
    <style:style style:name="T4" style:family="text">
      <style:text-properties fo:color="#800080" style:font-name="sans-serif" fo:font-size="10pt"/>
    </style:style>
    <style:style style:name="T5" style:family="text">
      <style:text-properties fo:font-variant="normal" fo:text-transform="none" fo:color="#000000" style:font-name="sans-serif" fo:font-size="7.30000019073486pt" fo:letter-spacing="normal" fo:font-style="normal" fo:font-weight="normal"/>
    </style:style>
    <style:style style:name="T6" style:family="text">
      <style:text-properties fo:font-variant="normal" fo:text-transform="none" fo:color="#000000" style:font-name="sans-serif" fo:font-size="7.30000019073486pt" fo:letter-spacing="normal" fo:font-style="normal" fo:font-weight="bold"/>
    </style:style>
    <style:style style:name="T7" style:family="text">
      <style:text-properties fo:font-variant="normal" fo:text-transform="none" fo:color="#800080" style:font-name="sans-serif" fo:font-size="7.30000019073486pt" fo:letter-spacing="normal" fo:font-style="normal" fo:font-weight="normal"/>
    </style:style>
    <style:style style:name="T8" style:family="text">
      <style:text-properties fo:font-variant="normal" fo:text-transform="none" fo:color="#666666" style:font-name="Courier New" fo:font-size="7.30000019073486pt" fo:letter-spacing="normal" fo:font-style="normal" fo:font-weight="bold"/>
    </style:style>
    <style:style style:name="T9" style:family="text">
      <style:text-properties fo:color="#666666" style:font-name="Courier New" fo:font-size="10pt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stopifnot {base}</text:p>
          </table:table-cell>
          <table:table-cell table:style-name="Table1.A1" office:value-type="string">
            <text:p text:style-name="P15">R Documentation</text:p>
          </table:table-cell>
        </table:table-row>
      </table:table>
      <text:h text:style-name="P1" text:outline-level="2">Ensure the Truth of R Expressions</text:h>
      <text:h text:style-name="P2" text:outline-level="3">Description</text:h>
      <text:p text:style-name="P17"><text:span text:style-name="T5">If any of the expressions (in </text:span><text:span text:style-name="Source_20_Text"><text:span text:style-name="T5">...</text:span></text:span><text:span text:style-name="T5"> or </text:span><text:span text:style-name="Source_20_Text"><text:span text:style-name="T5">exprs</text:span></text:span><text:span text:style-name="T5">) are not </text:span><text:a xlink:type="simple" xlink:href="http://127.0.0.1:26231/help/library/base/help/all" text:style-name="Internet_20_link" text:visited-style-name="Visited_20_Internet_20_Link"><text:span text:style-name="Source_20_Text"><text:span text:style-name="T7">all</text:span></text:span></text:a><text:span text:style-name="T5"> </text:span><text:span text:style-name="Source_20_Text"><text:span text:style-name="T5">TRUE</text:span></text:span><text:span text:style-name="T5">, </text:span><text:a xlink:type="simple" xlink:href="http://127.0.0.1:26231/help/library/base/help/stop" text:style-name="Internet_20_link" text:visited-style-name="Visited_20_Internet_20_Link"><text:span text:style-name="Source_20_Text"><text:span text:style-name="T7">stop</text:span></text:span></text:a><text:span text:style-name="T5"> is called, producing an error message indicating the </text:span><text:span text:style-name="Emphasis"><text:span text:style-name="T5">first</text:span></text:span><text:span text:style-name="T5"> expression which was not (</text:span><text:a xlink:type="simple" xlink:href="http://127.0.0.1:26231/help/library/base/help/all" text:style-name="Internet_20_link" text:visited-style-name="Visited_20_Internet_20_Link"><text:span text:style-name="Source_20_Text"><text:span text:style-name="T7">all</text:span></text:span></text:a><text:span text:style-name="T5">) true.</text:span></text:p>
      <text:h text:style-name="P2" text:outline-level="3">Usage</text:h>
      <text:p text:style-name="P9">stopifnot(..., exprs, exprObject, local = TRUE)</text:p>
      <text:h text:style-name="P2" text:outline-level="3">Argument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Source_20_Text"><text:span text:style-name="T1">..., exprs</text:span></text:span></text:p>
          </table:table-cell>
          <table:table-cell table:style-name="Table2.B1" office:value-type="string">
            <text:p text:style-name="P16"><text:span text:style-name="T1">any number of </text:span><text:span text:style-name="T9">R</text:span><text:span text:style-name="T1"> expressions, which should each evaluate to (a logical vector of all) </text:span><text:a xlink:type="simple" xlink:href="http://127.0.0.1:26231/help/library/base/help/TRUE" text:style-name="Internet_20_link" text:visited-style-name="Visited_20_Internet_20_Link"><text:span text:style-name="Source_20_Text"><text:span text:style-name="T4">TRUE</text:span></text:span></text:a><text:span text:style-name="T1">. Use </text:span><text:span text:style-name="Emphasis"><text:span text:style-name="T1">either</text:span></text:span><text:span text:style-name="T1"> </text:span><text:span text:style-name="Source_20_Text"><text:span text:style-name="T1">...</text:span></text:span><text:span text:style-name="T1"> </text:span><text:span text:style-name="Emphasis"><text:span text:style-name="T1">or</text:span></text:span><text:span text:style-name="T1"> </text:span><text:span text:style-name="Source_20_Text"><text:span text:style-name="T1">exprs</text:span></text:span><text:span text:style-name="T1">, the latter typically an unevaluated expression of the form</text:span></text:p>
            <text:p text:style-name="P3">{</text:p>
            <text:p text:style-name="Preformatted_20_Text"><text:s text:c="3"/><text:span text:style-name="T1">expr1</text:span></text:p>
            <text:p text:style-name="Preformatted_20_Text"><text:s text:c="3"/><text:span text:style-name="T1">expr2</text:span></text:p>
            <text:p text:style-name="Preformatted_20_Text"><text:s text:c="3"/><text:span text:style-name="T1">....</text:span></text:p>
            <text:p text:style-name="P11">}</text:p>
            <text:p text:style-name="P16"><text:span text:style-name="T1">Note that e.g., positive numbers are </text:span><text:span text:style-name="Emphasis"><text:span text:style-name="T1">not</text:span></text:span><text:span text:style-name="T1"> </text:span><text:span text:style-name="Source_20_Text"><text:span text:style-name="T1">TRUE</text:span></text:span><text:span text:style-name="T1">, even when they are coerced to </text:span><text:span text:style-name="Source_20_Text"><text:span text:style-name="T1">TRUE</text:span></text:span><text:span text:style-name="T1">, e.g., inside </text:span><text:span text:style-name="Source_20_Text"><text:span text:style-name="T1">if(.)</text:span></text:span><text:span text:style-name="T1"> or in arithmetic computations in </text:span><text:span text:style-name="T9">R</text:span><text:span text:style-name="T1">.</text:span></text:p>
            <text:p text:style-name="P16"><text:span text:style-name="T1">If names are provided to </text:span><text:span text:style-name="Source_20_Text"><text:span text:style-name="T1">...</text:span></text:span><text:span text:style-name="T1">, they will be used in lieu of the default error message.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20_Text"><text:span text:style-name="T1">exprObject</text:span></text:span></text:p>
          </table:table-cell>
          <table:table-cell table:style-name="Table2.B1" office:value-type="string">
            <text:p text:style-name="P16"><text:span text:style-name="T1">alternative to </text:span><text:span text:style-name="Source_20_Text"><text:span text:style-name="T1">exprs</text:span></text:span><text:span text:style-name="T1"> or </text:span><text:span text:style-name="Source_20_Text"><text:span text:style-name="T1">...</text:span></text:span><text:span text:style-name="T1">: an ‘expression-like’ object, typically an </text:span><text:a xlink:type="simple" xlink:href="http://127.0.0.1:26231/help/library/base/help/expression" text:style-name="Internet_20_link" text:visited-style-name="Visited_20_Internet_20_Link"><text:span text:style-name="Source_20_Text"><text:span text:style-name="T4">expression</text:span></text:span></text:a><text:span text:style-name="T1">, but also a </text:span><text:a xlink:type="simple" xlink:href="http://127.0.0.1:26231/help/library/base/help/call" text:style-name="Internet_20_link" text:visited-style-name="Visited_20_Internet_20_Link"><text:span text:style-name="Source_20_Text"><text:span text:style-name="T4">call</text:span></text:span></text:a><text:span text:style-name="T1">, a </text:span><text:a xlink:type="simple" xlink:href="http://127.0.0.1:26231/help/library/base/help/name" text:style-name="Internet_20_link" text:visited-style-name="Visited_20_Internet_20_Link"><text:span text:style-name="Source_20_Text"><text:span text:style-name="T4">name</text:span></text:span></text:a><text:span text:style-name="T1">, or atomic constant such as </text:span><text:span text:style-name="Source_20_Text"><text:span text:style-name="T1">TRUE</text:span></text:span><text:span text:style-name="T1">.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20_Text"><text:span text:style-name="T1">local</text:span></text:span></text:p>
          </table:table-cell>
          <table:table-cell table:style-name="Table2.B1" office:value-type="string">
            <text:p text:style-name="P16"><text:span text:style-name="T1">(only when </text:span><text:span text:style-name="Source_20_Text"><text:span text:style-name="T1">exprs</text:span></text:span><text:span text:style-name="T1"> is used:) indicates the </text:span><text:a xlink:type="simple" xlink:href="http://127.0.0.1:26231/help/library/base/help/environment" text:style-name="Internet_20_link" text:visited-style-name="Visited_20_Internet_20_Link"><text:span text:style-name="Source_20_Text"><text:span text:style-name="T4">environment</text:span></text:span></text:a><text:span text:style-name="T1"> in which the expressions should be evaluated; by default the one from where </text:span><text:span text:style-name="Source_20_Text"><text:span text:style-name="T1">stopifnot()</text:span></text:span><text:span text:style-name="T1"> has been called.</text:span></text:p>
          </table:table-cell>
        </table:table-row>
      </table:table>
      <text:h text:style-name="P2" text:outline-level="3">Details</text:h>
      <text:p text:style-name="P18">This function is intended for use in regression tests or also argument checking of functions, in particular to make them easier to read.</text:p>
      <text:p text:style-name="P17"><text:span text:style-name="Source_20_Text"><text:span text:style-name="T5">stopifnot(A, B)</text:span></text:span><text:span text:style-name="T5"> or equivalently </text:span><text:span text:style-name="Source_20_Text"><text:span text:style-name="T5">stopifnot(exprs= {A ; B})</text:span></text:span><text:span text:style-name="T5"> are conceptually equivalent to</text:span></text:p>
      <text:p text:style-name="P8"><text:s/><text:span text:style-name="T3">{ if(any(is.na(A)) || !all(A)) stop(...);</text:span></text:p>
      <text:p text:style-name="P12"><text:s text:c="3"/><text:span text:style-name="T3">if(any(is.na(B)) || !all(B)) stop(...) }</text:span></text:p>
      <text:p text:style-name="P17"><text:span text:style-name="T5">Since </text:span><text:span text:style-name="T8">R</text:span><text:span text:style-name="T5"> version 3.6.0, </text:span><text:span text:style-name="Source_20_Text"><text:span text:style-name="T5">stopifnot()</text:span></text:span><text:span text:style-name="T5"> no longer handles potential errors or warnings (by </text:span><text:a xlink:type="simple" xlink:href="http://127.0.0.1:26231/help/library/base/help/tryCatch" text:style-name="Internet_20_link" text:visited-style-name="Visited_20_Internet_20_Link"><text:span text:style-name="Source_20_Text"><text:span text:style-name="T7">tryCatch</text:span></text:span></text:a><text:span text:style-name="Source_20_Text"><text:span text:style-name="T5">()</text:span></text:span><text:span text:style-name="T5"> etc) for each single expression and may use </text:span><text:a xlink:type="simple" xlink:href="http://127.0.0.1:26231/help/library/base/help/sys.call" text:style-name="Internet_20_link" text:visited-style-name="Visited_20_Internet_20_Link"><text:span text:style-name="Source_20_Text"><text:span text:style-name="T7">sys.call</text:span></text:span></text:a><text:span text:style-name="Source_20_Text"><text:span text:style-name="T5">(&lt;n&gt;)</text:span></text:span><text:span text:style-name="T5"> to get a meaningful and short error message in case an expression did not evaluate to all TRUE. This provides considerably less overhead.</text:span></text:p>
      <text:p text:style-name="P17"><text:span text:style-name="T5">Since </text:span><text:span text:style-name="T8">R</text:span><text:span text:style-name="T5"> version 3.5.0, expressions </text:span><text:span text:style-name="Emphasis"><text:span text:style-name="T5">are</text:span></text:span><text:span text:style-name="T5"> evaluated sequentially, and hence evaluation stops as soon as there is a “non-TRUE”, as indicated by the above conceptual equivalence statement.</text:span></text:p>
      <text:p text:style-name="P17"><text:span text:style-name="T5">Also, since </text:span><text:span text:style-name="T8">R</text:span><text:span text:style-name="T5"> version 3.5.0, </text:span><text:span text:style-name="Source_20_Text"><text:span text:style-name="T5">stopifnot(exprs = { ... })</text:span></text:span><text:span text:style-name="T5"> can be used alternatively and may be preferable in the case of several expressions, as they are more conveniently evaluated interactively (“no extraneous </text:span><text:span text:style-name="Source_20_Text"><text:span text:style-name="T5">,</text:span></text:span><text:span text:style-name="T5"> ”).</text:span></text:p>
      <text:p text:style-name="P17"><text:span text:style-name="T5">Since </text:span><text:span text:style-name="T8">R</text:span><text:span text:style-name="T5"> version 3.4.0, when an expression (from </text:span><text:span text:style-name="Source_20_Text"><text:span text:style-name="T5">...</text:span></text:span><text:span text:style-name="T5">) is not true </text:span><text:span text:style-name="Emphasis"><text:span text:style-name="T5">and</text:span></text:span><text:span text:style-name="T5"> is a call to </text:span><text:a xlink:type="simple" xlink:href="http://127.0.0.1:26231/help/library/base/help/all.equal" text:style-name="Internet_20_link" text:visited-style-name="Visited_20_Internet_20_Link"><text:span text:style-name="Source_20_Text"><text:span text:style-name="T7">all.equal</text:span></text:span></text:a><text:span text:style-name="T5">, the error message will report the (first part of the) differences reported by </text:span><text:a xlink:type="simple" xlink:href="http://127.0.0.1:26231/help/library/base/help/all.equal" text:style-name="Internet_20_link" text:visited-style-name="Visited_20_Internet_20_Link"><text:span text:style-name="Source_20_Text"><text:span text:style-name="T7">all.equal</text:span></text:span></text:a><text:span text:style-name="Source_20_Text"><text:span text:style-name="T5">(*)</text:span></text:span><text:span text:style-name="T5">.</text:span></text:p>
      <text:h text:style-name="P2" text:outline-level="3">Value</text:h>
      <text:p text:style-name="P17"><text:span text:style-name="T5">(</text:span><text:a xlink:type="simple" xlink:href="http://127.0.0.1:26231/help/library/base/help/NULL" text:style-name="Internet_20_link" text:visited-style-name="Visited_20_Internet_20_Link"><text:span text:style-name="Source_20_Text"><text:span text:style-name="T7">NULL</text:span></text:span></text:a><text:span text:style-name="T5"> if all statements in </text:span><text:span text:style-name="Source_20_Text"><text:span text:style-name="T5">...</text:span></text:span><text:span text:style-name="T5"> are </text:span><text:span text:style-name="Source_20_Text"><text:span text:style-name="T5">TRUE</text:span></text:span><text:span text:style-name="T5">.)</text:span></text:p>
      <text:h text:style-name="P2" text:outline-level="3"><text:soft-page-break/>Note</text:h>
      <text:p text:style-name="P17"><text:span text:style-name="T5">Trying to use the </text:span><text:span text:style-name="Source_20_Text"><text:span text:style-name="T5">stopifnot(exprs = ..)</text:span></text:span><text:span text:style-name="T5"> version via a shortcut, say,</text:span></text:p>
      <text:p text:style-name="P10"><text:s/><text:span text:style-name="T3">assertWRONG &lt;- function(exprs) stopifnot(exprs = exprs) </text:span></text:p>
      <text:p text:style-name="P17"><text:span text:style-name="T5">is delicate and the above is </text:span><text:span text:style-name="Emphasis"><text:span text:style-name="T5">not a good idea</text:span></text:span><text:span text:style-name="T5">. Contrary to </text:span><text:span text:style-name="Source_20_Text"><text:span text:style-name="T5">stopifnot()</text:span></text:span><text:span text:style-name="T5"> which takes care to evaluate the parts of </text:span><text:span text:style-name="Source_20_Text"><text:span text:style-name="T5">exprs</text:span></text:span><text:span text:style-name="T5"> one by one and stop at the first non-TRUE, the above short cut would typically evaluate all parts of </text:span><text:span text:style-name="Source_20_Text"><text:span text:style-name="T5">exprs</text:span></text:span><text:span text:style-name="T5"> and pass the result, i.e., typically of the </text:span><text:span text:style-name="Emphasis"><text:span text:style-name="T5">last</text:span></text:span><text:span text:style-name="T5"> entry of </text:span><text:span text:style-name="Source_20_Text"><text:span text:style-name="T5">exprs</text:span></text:span><text:span text:style-name="T5"> to </text:span><text:span text:style-name="Source_20_Text"><text:span text:style-name="T5">stopifnot()</text:span></text:span><text:span text:style-name="T5">.</text:span></text:p>
      <text:p text:style-name="P18">However, a more careful version,</text:p>
      <text:p text:style-name="P10"><text:s/><text:span text:style-name="T3">assert &lt;- function(exprs) eval.parent(substitute(stopifnot(exprs = exprs))) </text:span></text:p>
      <text:p text:style-name="P17"><text:span text:style-name="T5">may be a nice short cut for </text:span><text:span text:style-name="Source_20_Text"><text:span text:style-name="T5">stopifnot(exprs = *)</text:span></text:span><text:span text:style-name="T5"> calls using the more commonly known verb as function name.</text:span></text:p>
      <text:h text:style-name="P2" text:outline-level="3">See Also</text:h>
      <text:p text:style-name="P17"><text:a xlink:type="simple" xlink:href="http://127.0.0.1:26231/help/library/base/help/stop" text:style-name="Internet_20_link" text:visited-style-name="Visited_20_Internet_20_Link"><text:span text:style-name="Source_20_Text"><text:span text:style-name="T7">stop</text:span></text:span></text:a><text:span text:style-name="T5">, </text:span><text:a xlink:type="simple" xlink:href="http://127.0.0.1:26231/help/library/base/help/warning" text:style-name="Internet_20_link" text:visited-style-name="Visited_20_Internet_20_Link"><text:span text:style-name="Source_20_Text"><text:span text:style-name="T7">warning</text:span></text:span></text:a><text:span text:style-name="T5">; </text:span><text:a xlink:type="simple" xlink:href="http://127.0.0.1:26231/help/library/base/help/assertCondition" text:style-name="Internet_20_link" text:visited-style-name="Visited_20_Internet_20_Link"><text:span text:style-name="Source_20_Text"><text:span text:style-name="T7">assertCondition</text:span></text:span></text:a><text:span text:style-name="T5"> in package </text:span><text:span text:style-name="T6">tools</text:span><text:span text:style-name="T5"> complements </text:span><text:span text:style-name="Source_20_Text"><text:span text:style-name="T5">stopifnot()</text:span></text:span><text:span text:style-name="T5"> for testing warnings and errors.</text:span></text:p>
      <text:h text:style-name="P2" text:outline-level="3">Examples</text:h>
      <text:p text:style-name="P7">stopifnot(1 == 1, all.equal(pi, 3.14159265), 1 &lt; 2) # all TRUE</text:p>
      <text:p text:style-name="P6"/>
      <text:p text:style-name="P4">m &lt;- matrix(c(1,3,3,1), 2, 2)</text:p>
      <text:p text:style-name="P4">stopifnot(m == t(m), diag(m) == rep(1, 2)) # all(.) |=&gt; <text:s/>TRUE</text:p>
      <text:p text:style-name="P6"/>
      <text:p text:style-name="P4">op &lt;- options(error = expression(NULL))</text:p>
      <text:p text:style-name="P4"># "disabling stop(.)" <text:s/>&lt;&lt; Use with CARE! &gt;&gt;</text:p>
      <text:p text:style-name="P6"/>
      <text:p text:style-name="P4">stopifnot(length(10)) # gives an error: '1' is *not* TRUE</text:p>
      <text:p text:style-name="P4">## even when <text:s text:c="2"/>if(1) "ok" <text:s text:c="2"/>works</text:p>
      <text:p text:style-name="P6"/>
      <text:p text:style-name="P4">stopifnot(all.equal(pi, 3.141593), <text:s/>2 &lt; 2, (1:10 &lt; 12), "a" &lt; "b")</text:p>
      <text:p text:style-name="P4">## More convenient for interactive "line by line" evaluation:</text:p>
      <text:p text:style-name="P4">stopifnot(exprs = {</text:p>
      <text:p text:style-name="P5"><text:s text:c="2"/><text:span text:style-name="T3">all.equal(pi, 3.1415927)</text:span></text:p>
      <text:p text:style-name="P5"><text:s text:c="2"/><text:span text:style-name="T3">2 &lt; 2</text:span></text:p>
      <text:p text:style-name="P5"><text:s text:c="2"/><text:span text:style-name="T3">1:10 &lt; 12</text:span></text:p>
      <text:p text:style-name="P5"><text:s text:c="2"/><text:span text:style-name="T3">"a" &lt; "b"</text:span></text:p>
      <text:p text:style-name="P4">})</text:p>
      <text:p text:style-name="P6"/>
      <text:p text:style-name="P4">eObj &lt;- expression(2 &lt; 3, 3 &lt;= 3:6, 1:10 &lt; 2)</text:p>
      <text:p text:style-name="P4">stopifnot(exprObject = eObj)</text:p>
      <text:p text:style-name="P4">stopifnot(exprObject = quote(3 == 3))</text:p>
      <text:p text:style-name="P4">stopifnot(exprObject = TRUE)</text:p>
      <text:p text:style-name="P6"/>
      <text:p text:style-name="P6"/>
      <text:p text:style-name="P4"># long all.equal() error messages are abbreviated:</text:p>
      <text:p text:style-name="P4">stopifnot(all.equal(rep(list(pi),4), list(3.1, 3.14, 3.141, 3.1415)))</text:p>
      <text:p text:style-name="P6"/>
      <text:p text:style-name="P4"># The default error message can be overridden to be more informative:</text:p>
      <text:p text:style-name="P4">m[1,2] &lt;- 12</text:p>
      <text:p text:style-name="P4">stopifnot("m must be symmetric"= m == t(m))</text:p>
      <text:p text:style-name="P4">#=&gt; Error: m must be symmetric</text:p>
      <text:p text:style-name="P6"/>
      <text:p text:style-name="P13">options(op) <text:s/># revert to previous error handler</text:p>
      <text:p text:style-name="Horizontal_20_Line"/>
      <text:p text:style-name="P19"><text:span text:style-name="T5">[Package </text:span><text:span text:style-name="Emphasis"><text:span text:style-name="T5">base</text:span></text:span><text:span text:style-name="T5"> version 4.0.2 </text:span><text:a xlink:type="simple" xlink:href="http://127.0.0.1:26231/help/library/base/html/00Index.html" text:style-name="Internet_20_link" text:visited-style-name="Visited_20_Internet_20_Link"><text:span text:style-name="T7">Index</text:span></text:a><text:span text:style-name="T5">]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ourier New" svg:font-family="'Courier New', Courier"/>
    <style:font-face style:name="sans-serif" svg:font-family="sans-serif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8-27T13:18:38.221872426</meta:creation-date>
    <dc:date>2020-08-27T13:20:06.104437545</dc:date>
    <meta:editing-duration>PT1M28S</meta:editing-duration>
    <meta:editing-cycles>1</meta:editing-cycles>
    <meta:document-statistic meta:table-count="2" meta:image-count="0" meta:object-count="0" meta:page-count="2" meta:paragraph-count="69" meta:word-count="657" meta:character-count="4065" meta:non-whitespace-character-count="3444"/>
    <meta:generator>LibreOffice/6.4.6.2$MacOSX_X86_64 LibreOffice_project/0ce51a4fd21bff07a5c061082cc82c5ed232f115</meta:generator>
  </office:meta>
</office:document-meta>
</file>